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1" style:master-page-name="MP0" style:family="paragraph">
      <style:paragraph-properties fo:break-before="page"/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font-weight="bold" style:font-weight-asian="bold" fo:language="en" fo:country="GB"/>
    </style:style>
    <style:style style:name="P5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6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7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8" style:parent-style-name="NormalWeb" style:family="paragraph">
      <style:paragraph-properties fo:margin-top="0in" fo:margin-bottom="0in"/>
    </style:style>
    <style:style style:name="T9" style:parent-style-name="Standardskrifttypeiafsnit" style:family="text">
      <style:text-properties style:font-name="Calibri" style:font-name-complex="Calibri" fo:font-size="11pt" style:font-size-asian="11pt" style:font-size-complex="11pt" fo:language="en" fo:country="GB"/>
    </style:style>
    <style:style style:name="T10" style:parent-style-name="Hyperlink" style:family="text">
      <style:text-properties style:font-name="Calibri" style:font-name-complex="Calibri" fo:font-size="11pt" style:font-size-asian="11pt" style:font-size-complex="11pt" fo:language="en" fo:country="GB"/>
    </style:style>
    <style:style style:name="T11" style:parent-style-name="Standardskrifttypeiafsnit" style:family="text">
      <style:text-properties style:font-name="Calibri" style:font-name-complex="Calibri" fo:font-size="11pt" style:font-size-asian="11pt" style:font-size-complex="11pt" fo:language="en" fo:country="GB"/>
    </style:style>
    <style:style style:name="P12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13" style:parent-style-name="NormalWeb" style:family="paragraph">
      <style:paragraph-properties fo:margin-top="0in" fo:margin-bottom="0in"/>
    </style:style>
    <style:style style:name="T14" style:parent-style-name="Standardskrifttypeiafsnit" style:family="text">
      <style:text-properties style:font-name="Calibri" style:font-name-complex="Calibri" fo:font-size="11pt" style:font-size-asian="11pt" style:font-size-complex="11pt" fo:language="en" fo:country="GB"/>
    </style:style>
    <style:style style:name="T15" style:parent-style-name="Hyperlink" style:family="text">
      <style:text-properties style:font-name="Calibri" style:font-name-complex="Calibri" fo:font-size="11pt" style:font-size-asian="11pt" style:font-size-complex="11pt" fo:language="en" fo:country="GB"/>
    </style:style>
    <style:style style:name="P16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17" style:parent-style-name="NormalWeb" style:family="paragraph">
      <style:paragraph-properties fo:margin-top="0in" fo:margin-bottom="0in"/>
    </style:style>
    <style:style style:name="T18" style:parent-style-name="Standardskrifttypeiafsnit" style:family="text">
      <style:text-properties style:font-name="Calibri" style:font-name-complex="Calibri" fo:font-size="11pt" style:font-size-asian="11pt" style:font-size-complex="11pt" fo:language="en" fo:country="GB"/>
    </style:style>
    <style:style style:name="T19" style:parent-style-name="Hyperlink" style:family="text">
      <style:text-properties style:font-name="Calibri" style:font-name-complex="Calibri" fo:font-size="11pt" style:font-size-asian="11pt" style:font-size-complex="11pt" fo:language="en" fo:country="GB"/>
    </style:style>
    <style:style style:name="P20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21" style:parent-style-name="NormalWeb" style:family="paragraph">
      <style:paragraph-properties fo:margin-top="0in" fo:margin-bottom="0in"/>
    </style:style>
    <style:style style:name="T22" style:parent-style-name="Standardskrifttypeiafsnit" style:family="text">
      <style:text-properties style:font-name="Calibri" style:font-name-complex="Calibri" fo:font-size="11pt" style:font-size-asian="11pt" style:font-size-complex="11pt" fo:language="en" fo:country="GB"/>
    </style:style>
    <style:style style:name="T23" style:parent-style-name="Hyperlink" style:family="text">
      <style:text-properties style:font-name="Calibri" style:font-name-complex="Calibri" fo:font-size="11pt" style:font-size-asian="11pt" style:font-size-complex="11pt" fo:language="en" fo:country="GB"/>
    </style:style>
    <style:style style:name="P24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25" style:parent-style-name="Overskrift2" style:family="paragraph">
      <style:text-properties fo:language="en" fo:country="GB"/>
    </style:style>
    <style:style style:name="P26" style:parent-style-name="NormalWeb" style:family="paragraph">
      <style:paragraph-properties fo:margin-top="0in" fo:margin-bottom="0in"/>
      <style:text-properties style:font-name="Calibri" style:font-name-asian="Calibri" fo:font-size="11pt" style:font-size-asian="11pt" style:font-size-complex="11pt" fo:language="en" fo:country="GB" style:language-asian="en" style:country-asian="US"/>
    </style:style>
    <style:style style:name="P27" style:parent-style-name="NormalWeb" style:family="paragraph">
      <style:paragraph-properties fo:margin-top="0in" fo:margin-bottom="0in"/>
      <style:text-properties style:font-name="Calibri" style:font-name-asian="Calibri" fo:font-size="11pt" style:font-size-asian="11pt" style:font-size-complex="11pt" fo:language="en" fo:country="GB" style:language-asian="en" style:country-asian="US"/>
    </style:style>
    <style:style style:name="P28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29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30" style:parent-style-name="Overskrift2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Listeafsnit" style:family="paragraph">
      <style:text-properties fo:language="en" fo:country="GB"/>
    </style:style>
    <style:style style:name="P34" style:parent-style-name="Listeafsnit" style:family="paragraph">
      <style:text-properties fo:language="en" fo:country="GB"/>
    </style:style>
    <style:style style:name="P35" style:parent-style-name="Listeafsnit" style:family="paragraph"/>
    <style:style style:name="T36" style:parent-style-name="Standardskrifttypeiafsnit" style:family="text">
      <style:text-properties fo:language="en" fo:country="GB"/>
    </style:style>
    <style:style style:name="T37" style:parent-style-name="Standardskrifttypeiafsnit" style:family="text">
      <style:text-properties fo:font-weight="bold" style:font-weight-asian="bold" style:font-weight-complex="bold" fo:language="en" fo:country="GB"/>
    </style:style>
    <style:style style:name="T38" style:parent-style-name="Standardskrifttypeiafsnit" style:family="text">
      <style:text-properties fo:language="en" fo:country="GB"/>
    </style:style>
    <style:style style:name="P39" style:parent-style-name="Listeafsnit" style:family="paragraph"/>
    <style:style style:name="T40" style:parent-style-name="Standardskrifttypeiafsnit" style:family="text">
      <style:text-properties fo:language="en" fo:country="GB"/>
    </style:style>
    <style:style style:name="T41" style:parent-style-name="Standardskrifttypeiafsnit" style:family="text">
      <style:text-properties fo:font-weight="bold" style:font-weight-asian="bold" style:font-weight-complex="bold" fo:language="en" fo:country="GB"/>
    </style:style>
    <style:style style:name="T42" style:parent-style-name="Standardskrifttypeiafsnit" style:family="text">
      <style:text-properties fo:language="en" fo:country="GB"/>
    </style:style>
    <style:style style:name="P43" style:parent-style-name="Listeafsnit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P46" style:parent-style-name="Overskrift2" style:family="paragraph">
      <style:text-properties fo:language="en" fo:country="GB"/>
    </style:style>
    <style:style style:name="P47" style:parent-style-name="Overskrift2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P49" style:parent-style-name="Normal" style:family="paragraph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Overskrift2" style:family="paragraph">
      <style:text-properties fo:language="en" fo:country="GB"/>
    </style:style>
    <style:style style:name="P53" style:parent-style-name="Overskrift2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Overskrift2" style:family="paragraph">
      <style:text-properties fo:language="en" fo:country="GB"/>
    </style:style>
    <style:style style:name="P59" style:parent-style-name="Overskrift2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P63" style:parent-style-name="Normal" style:family="paragraph">
      <style:text-properties fo:language="en" fo:country="GB"/>
    </style:style>
    <style:style style:name="P64" style:parent-style-name="Overskrift2" style:family="paragraph">
      <style:text-properties fo:language="en" fo:country="GB"/>
    </style:style>
    <style:style style:name="P65" style:parent-style-name="Normal" style:family="paragraph">
      <style:text-properties fo:language="en" fo:country="GB"/>
    </style:style>
    <style:style style:name="P66" style:parent-style-name="Normal" style:family="paragraph">
      <style:text-properties fo:language="en" fo:country="GB"/>
    </style:style>
    <style:style style:name="P67" style:parent-style-name="Normal" style:family="paragraph">
      <style:text-properties fo:language="en" fo:country="GB"/>
    </style:style>
    <style:style style:name="P68" style:parent-style-name="Overskrift2" style:family="paragraph">
      <style:text-properties fo:language="en" fo:country="GB"/>
    </style:style>
    <style:style style:name="P69" style:parent-style-name="Overskrift2" style:family="paragraph">
      <style:text-properties fo:language="en" fo:country="GB"/>
    </style:style>
    <style:style style:name="P70" style:parent-style-name="Normal" style:family="paragraph">
      <style:text-properties fo:language="en" fo:country="GB"/>
    </style:style>
    <style:style style:name="P71" style:parent-style-name="Normal" style:family="paragraph">
      <style:text-properties fo:language="en" fo:country="GB"/>
    </style:style>
    <style:style style:name="P72" style:parent-style-name="Normal" style:family="paragraph">
      <style:text-properties fo:language="en" fo:country="GB"/>
    </style:style>
    <style:style style:name="P73" style:parent-style-name="Normal" style:family="paragraph">
      <style:text-properties fo:language="en" fo:country="GB"/>
    </style:style>
    <style:style style:name="P74" style:parent-style-name="Overskrift2" style:family="paragraph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P76" style:parent-style-name="Normal" style:family="paragraph">
      <style:text-properties fo:language="en" fo:country="GB"/>
    </style:style>
    <style:style style:name="P77" style:parent-style-name="Normal" style:family="paragraph">
      <style:text-properties fo:language="en" fo:country="GB"/>
    </style:style>
    <style:style style:name="P78" style:parent-style-name="Normal" style:family="paragraph">
      <style:text-properties fo:language="en" fo:country="GB"/>
    </style:style>
    <style:style style:name="P79" style:parent-style-name="Normal" style:family="paragraph">
      <style:text-properties fo:language="en" fo:country="GB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Exercise: Shoppinglist in JS<text:s/></text:h>
      <text:p text:style-name="P3"/>
      <text:p text:style-name="P4">Goal: to understand how to create and use functions in JS and working with the DOM API (methods)<text:s/></text:p>
      <text:p text:style-name="P5"/>
      <text:p text:style-name="P6">You must now work with the following methods to understand how to select items in the DOM.</text:p>
      <text:p text:style-name="P7"/>
      <text:p text:style-name="P8"><text:span text:style-name="T9">Look at<text:s/></text:span><text:a xlink:href="https://www.w3schools.com/jsref/dom_obj_all.asp" office:target-frame-name="_top" xlink:show="replace"><text:span text:style-name="T10">https://www.w3schools.com/jsref/dom_obj_all.asp</text:span></text:a><text:span text:style-name="T11"><text:s/>to get inspired for which property you have to use:</text:span></text:p>
      <text:p text:style-name="P12"/>
      <text:p text:style-name="P13"><text:span text:style-name="T14">Functions in JS:<text:s/></text:span><text:a xlink:href="https://developer.mozilla.org/en-US/docs/Learn/JavaScript/Building_blocks/Functions" office:target-frame-name="_top" xlink:show="replace"><text:span text:style-name="T15">https://developer.mozilla.org/en-US/docs/Learn/JavaScript/Building_blocks/Functions</text:span></text:a></text:p>
      <text:p text:style-name="P16"/>
      <text:p text:style-name="P17"><text:span text:style-name="T18">Condition in JS:<text:s/></text:span><text:a xlink:href="https://developer.mozilla.org/en-US/docs/Learn/JavaScript/Building_blocks/conditionals" office:target-frame-name="_top" xlink:show="replace"><text:span text:style-name="T19">https://developer.mozilla.org/en-US/docs/Learn/JavaScript/Building_blocks/conditionals</text:span></text:a></text:p>
      <text:p text:style-name="P20"/>
      <text:p text:style-name="P21"><text:span text:style-name="T22">Loops in JS:<text:s/></text:span><text:a xlink:href="https://www.w3schools.com/js/js_loop_forin.asp" office:target-frame-name="_top" xlink:show="replace"><text:span text:style-name="T23">https://www.w3schools.com/js/js_loop_forin.asp</text:span></text:a></text:p>
      <text:p text:style-name="P24"/>
      <text:h text:style-name="P25" text:outline-level="2">Prerequisite:</text:h>
      <text:list text:style-name="LFO1" text:continue-numbering="true">
        <text:list-item>
          <text:p text:style-name="P26">First clone the assignment repo from GitHub Classroom to your PC</text:p>
        </text:list-item>
        <text:list-item>
          <text:p text:style-name="P27">In the repo use the file index.js when you write your Javascript</text:p>
        </text:list-item>
      </text:list>
      <text:p text:style-name="P28"/>
      <text:p text:style-name="P29"> </text:p>
      <text:h text:style-name="P30" text:outline-level="2">Task 1) Create a function that<text:s/>return a new Li element</text:h>
      <text:p text:style-name="P31">The function should have at least three parameters, one for the class attribute, one for the id attribute and one for the text itself in the “li” element.</text:p>
      <text:p text:style-name="P32">The function should return the new li element.</text:p>
      <text:list text:style-name="LFO2" text:continue-numbering="true">
        <text:list-item>
          <text:p text:style-name="P33">Create a new element</text:p>
          <text:list text:continue-numbering="true">
            <text:list-item>
              <text:p text:style-name="P34">Create a new “li” element and assign it to a variable (using createElement(“li”))</text:p>
            </text:list-item>
            <text:list-item>
              <text:p text:style-name="P35"><text:span text:style-name="T36">Add the<text:s/></text:span><text:span text:style-name="T37">id</text:span><text:span text:style-name="T38"><text:s/>attribute to the new element (using setattribute(“”,””))</text:span></text:p>
            </text:list-item>
            <text:list-item>
              <text:p text:style-name="P39"><text:span text:style-name="T40">Add the<text:s/></text:span><text:span text:style-name="T41">class<text:s/></text:span><text:span text:style-name="T42">attribute to the new element <text:s/></text:span></text:p>
            </text:list-item>
            <text:list-item>
              <text:p text:style-name="P43">Create a new text node and<text:s/>assign it to a variable (createTextNode())</text:p>
            </text:list-item>
          </text:list>
        </text:list-item>
      </text:list>
      <text:p text:style-name="P44">Test the function</text:p>
      <text:p text:style-name="P45">Commit and push</text:p>
      <text:h text:style-name="P46" text:outline-level="2"/>
      <text:h text:style-name="P47" text:outline-level="2">Task 2) Create a function that append a Li element to a list<text:s/></text:h>
      <text:p text:style-name="P48">The function should have two parameters one for the id of the list and one for li element</text:p>
      <text:p text:style-name="P49">Hint: find the list with the id and append to that list</text:p>
      <text:p text:style-name="P50">Test the function<text:s/></text:p>
      <text:p text:style-name="P51">Commit and push</text:p>
      <text:h text:style-name="P52" text:outline-level="2"/>
      <text:h text:style-name="P53" text:outline-level="2">Task 3) Create a function that change or add the class attribute<text:s/></text:h>
      <text:p text:style-name="P54">The function should have two parameters, one for the element and one for the value of the class attribute.</text:p>
      <text:p text:style-name="P55">The function should change the value of the class attribute with the new value. If the class attribute doesn’t exist create a new class attribute for the element.</text:p>
      <text:p text:style-name="P56">Test the function</text:p>
      <text:p text:style-name="P57">Commit and push</text:p>
      <text:h text:style-name="P58" text:outline-level="2"/>
      <text:h text:style-name="P59" text:outline-level="2">Task 4) Create a function that delete a li element</text:h>
      <text:p text:style-name="P60">The function should delete a specific li element</text:p>
      <text:p text:style-name="P61">Test the<text:s/>function</text:p>
      <text:p text:style-name="P62">Commit and push</text:p>
      <text:p text:style-name="P63"/>
      <text:h text:style-name="P64" text:outline-level="2">EXTRA Task 5) Create a function that change the text in a Li element</text:h>
      <text:p text:style-name="P65">The function should change the text of a specific li element. Hint: use TextContent at the element</text:p>
      <text:p text:style-name="P66">Test the function</text:p>
      <text:p text:style-name="P67">Commit and push</text:p>
      <text:h text:style-name="P68" text:outline-level="2"/>
      <text:h text:style-name="P69" text:outline-level="2">Extra Task 6) Create a<text:s/>function that count all the li element at a specific list</text:h>
      <text:p text:style-name="P70">The function should return how many elements the list has</text:p>
      <text:p text:style-name="P71">Test the function</text:p>
      <text:p text:style-name="P72">Commit and push</text:p>
      <text:p text:style-name="P73"/>
      <text:h text:style-name="P74" text:outline-level="2">Extra Task 7) Move a node</text:h>
      <text:p text:style-name="P75">Try moving one or all of your items marked with ”class=unhealty” into another list with “id=listUnhealthy”</text:p>
      <text:p text:style-name="P76">Test the function</text:p>
      <text:p text:style-name="P77">Commit and push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905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da" style:country-asian="DK" fo:hyphenate="false"/>
    </style:style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typeiafsnit">
      <style:text-properties fo:color="#605E5C" fo:background-color="#E1DFDD"/>
    </style:style>
    <style:style style:name="Overskrift3Tegn" style:display-name="Overskrift 3 Tegn" style:family="text" style:parent-style-name="Standardskrifttypeiafsni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Sidehoved" style:display-name="Sidehoved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Standardskrifttypeiafsnit"/>
    <style:style style:name="Sidefod" style:display-name="Sidefod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Standardskrifttypeiafsnit"/>
    <style:style style:name="Heading1Char" style:display-name="Heading 1 Char" style:family="text" style:parent-style-name="Standardskrifttypeiafsni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Standardskrifttypeiafsni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BesøgtLink" style:display-name="BesøgtLink" style:family="text" style:parent-style-name="Standardskrifttypeiafsni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6895in"/>
      </style:footer-style>
    </style:page-layout>
    <style:style style:name="P2" style:parent-style-name="Sidehoved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3.semester, Shopping list in JS, Martin Kierkegaar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tin Kierkegaard</meta:initial-creator>
    <dc:creator>Gorm Wissing</dc:creator>
    <meta:creation-date>2024-10-01T08:00:00Z</meta:creation-date>
    <dc:date>2025-03-19T09:46:00Z</dc:date>
    <meta:template xlink:href="Normal" xlink:type="simple"/>
    <meta:editing-cycles>9</meta:editing-cycles>
    <meta:editing-duration>PT4500S</meta:editing-duration>
    <meta:document-statistic meta:page-count="3" meta:paragraph-count="5" meta:word-count="417" meta:character-count="2958" meta:row-count="21" meta:non-whitespace-character-count="2546"/>
  </office:meta>
</office:document-meta>
</file>